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ressions booléennes en C</text:h>
      <text:p text:style-name="P1">Réf:</text:p>
      <text:p text:style-name="P2"><text:a xlink:type="simple" xlink:href="http://fr.wikipedia.org/wiki/Algèbre_de_Boole_(logique">http://fr.wikipedia.org/wiki/Algèbre_de_Boole_(logique</text:a>)</text:p>
      <text:p text:style-name="P2"><text:a xlink:type="simple" xlink:href="http://fr.wikipedia.org/wiki/Calcul_des_propositions">http://fr.wikipedia.org/wiki/Calcul_des_propositions</text:a></text:p>
      <text:p text:style-name="P2"><text:a xlink:type="simple" xlink:href="http://fr.wikipedia.org/wiki/Logique_classique">http://fr.wikipedia.org/wiki/Logique_classique</text:a></text:p>
      <text:p text:style-name="P2"><text:a xlink:type="simple" xlink:href="http://fr.wikipedia.org/wiki/Booléen">http://fr.wikipedia.org/wiki/Booléen</text:a> (voir en anglais)</text:p>
      <text:p text:style-name="P2"/>
      <text:p text:style-name="P2">Une expression booléenne ou proposition est une expression qui donne une valeur booléenne (vrai ou faux). Par exemple, la valeur pour 5 &gt; 3 est vrai et la valeur pour 5 &lt; 4 est faux.</text:p>
      <text:p text:style-name="P2">Les expressions booléennes sont utilisée pour les structures de contrôle, conditionnelles ou itératives.</text:p>
      <text:p text:style-name="P2"/>
      <text:p text:style-name="P2">Les expressions booléennes sont des fonctions logiques permettant de modéliser des raisonnements logiques, en exprimant un « état » en fonction de conditions. Par exemple :</text:p>
      <text:p text:style-name="P2">Communication = Émetteur ET Récepteur </text:p>
      <text:p text:style-name="P2">Communication est « VRAI » Si Émetteur actif ET Récepteur actif (c'est une fonction logique dépendant des variables Émetteur et Récepteur)</text:p>
      <text:p text:style-name="P2">Décrocher = ( Décision de répondre ET Sonnerie ) OU décision d'appeler </text:p>
      <text:p text:style-name="P2">Décrocher est « VRAI » Si on entend la sonnerie ET que l'on décide de répondre OU si l'on décide d'appeler.</text:p>
      <text:p text:style-name="P2"/>
      <text:p text:style-name="P2">Formellement, ce sont des formules de l'algèbre de Boole, du nom du mathématicien britannique du XIXe siècle. Cette algèbre introduit un système formel pour raisonner logiquement sur des expressions à deux valeurs.</text:p>
      <text:p text:style-name="P2">Dans un système formel de la logique mathématique, on considère deux points de vue dits syntaxique et sémantique:</text:p>
      <text:p text:style-name="P2">Aspect syntaxique : règles de composition des expressions avec des opérateurs/connecteurs pour former des expressions plus complexes. On définit également des règles de déduction permettant de déduire des expressions à partir d'autres;</text:p>
      <text:p text:style-name="P2">Aspect sémantique : on donne un sens aux expressions booléennes en fonction de la valeur de vérité des expressions de base. Ce sens est donné, par exemple, par des tables de vérité.</text:p>
      <text:p text:style-name="P2"/>
      <text:h text:style-name="Heading_20_2" text:outline-level="2">1. Syntaxe</text:h>
      <text:p text:style-name="P2"/>
      <text:p text:style-name="P2">Soit un ensemble constitué de deux éléments appelés valeurs de vérité {FAUX, VRAI} ou {0,1} ou {ÉTEINT, ALLUMÉ}</text:p>
      <text:p text:style-name="P2"/>
      <text:p text:style-name="P2">Il n'y a pas de type booléen en C, contrairement aux langages plus récents (C++, Java etc.). Comme il ne faut qu'un seul bit pour encoder les valeurs de vérité, le C émule le type booléen avec n'importe quel type pouvant être interprété comme un entier, avec la convention suivante : FAUX ssi la variable s'évalue à 0.</text:p>
      <text:p text:style-name="P2"/>
      <text:p text:style-name="P2">Les valeurs VRAI et FAUX sont représentées de la façon suivante en C :</text:p>
      <text:p text:style-name="P2">#define FALSE 0</text:p>
      <text:p text:style-name="P2">#define TRUE 1</text:p>
      <text:p text:style-name="P2"/>
      <text:p text:style-name="P2">alternative :</text:p>
      <text:p text:style-name="P2">#define FALSE (1==0)</text:p>
      <text:p text:style-name="P2">#define TRUE (!FALSE)</text:p>
      <text:p text:style-name="P2"><text:soft-page-break/></text:p>
      <text:p text:style-name="P2">typedef enum {FALSE,TRUE} bool_t;</text:p>
      <text:p text:style-name="P2"/>
      <text:p text:style-name="P2"><text:s/>Sur cet ensemble on peut définir deux opérateurs/connecteurs, le ET et le OU et une transformation appelée NON, la négation, le complémentaire ou l'inversion.</text:p>
      <text:p text:style-name="P2"/>
      <text:p text:style-name="P2">ET (conjonction) :</text:p>
      <text:p text:style-name="P2">défini de la manière suivante : a ET b est VRAI si et seulement si a est VRAI et b est VRAI. Cet opérateur est noté en C &amp;&amp;.</text:p>
      <text:p text:style-name="P2"/>
      <text:p text:style-name="P2">OU (disjonction ou disjonction inclusive) :</text:p>
      <text:p text:style-name="P2">défini de la manière suivante : a OU b est VRAI si et seulement si a est VRAI ou b est VRAI. (si a est vrai et que b est vrai aussi, alors a OU b est vrai.). Cet opérateur est noté en C ||.</text:p>
      <text:p text:style-name="P2"/>
      <text:p text:style-name="P2">NON (négation) :</text:p>
      <text:p text:style-name="P2">La négation de "a" est VRAI si et seulement si a est FAUX. <text:s/>Cet opérateur est noté en C !.</text:p>
      <text:p text:style-name="P2">Les expressions booléennes sont des <text:span text:style-name="T2">formules bien formées</text:span> (fbf) ssi elles sont définies par induction sur la structure des expressions comme suit :</text:p>
      <text:p text:style-name="P2">VRAI est une fbf</text:p>
      <text:p text:style-name="P2">FAUX est une fbf</text:p>
      <text:p text:style-name="P2">une variable booléenne ou propositionnelle est une fbf</text:p>
      <text:p text:style-name="P2">si P et Q sont deux fbf, (P ET Q), (P OU Q), (NON P) sont des fbf</text:p>
      <text:p text:style-name="P2"/>
      <text:p text:style-name="P2">Exemples : Si 'il fait beau' et 'vent' sont des propositions,</text:p>
      <text:p text:style-name="P2"><text:s/>'il fait beau' ET 'vent' est une fbf</text:p>
      <text:p text:style-name="P2">'il fait beau' OU (NON 'vent') est une fbf</text:p>
      <text:p text:style-name="P2"/>
      <text:h text:style-name="Heading_20_2" text:outline-level="2">2. Sémantique</text:h>
      <text:p text:style-name="Text_20_body">La sémantique ou encore la valeur de vérité d'une expression booléenne est déterminée par une table de vérité. La table de vérité est un tableau qui représente en colonne les valeurs de vérité des expressions et sous-expressions, et en ligne les entrées des colonnes.</text:p>
      <text:p text:style-name="P2">VRAI -&gt; V</text:p>
      <text:p text:style-name="P2"/>
      <text:p text:style-name="P2">Table de vérité de ET</text:p>
      <text:p text:style-name="P2">a<text:tab/>b<text:tab/>a ET b</text:p>
      <text:p text:style-name="P2">0<text:tab/>0<text:tab/>0</text:p>
      <text:p text:style-name="P2">0<text:tab/>1<text:tab/>0</text:p>
      <text:p text:style-name="P2">1<text:tab/>0<text:tab/>0</text:p>
      <text:p text:style-name="P2">1<text:tab/>1<text:tab/>1</text:p>
      <text:p text:style-name="P2"/>
      <text:p text:style-name="P2">Table de vérité du OU</text:p>
      <text:p text:style-name="P2">a<text:tab/>b<text:tab/>a <text:s/>OU b</text:p>
      <text:p text:style-name="P2">0<text:tab/>0<text:tab/>0</text:p>
      <text:p text:style-name="P2">0<text:tab/>1<text:tab/>1</text:p>
      <text:p text:style-name="P2">1<text:tab/>0<text:tab/>1</text:p>
      <text:p text:style-name="P2">1<text:tab/>1<text:tab/>1</text:p>
      <text:p text:style-name="P2"/>
      <text:p text:style-name="P2">Table de vérité de NON</text:p>
      <text:p text:style-name="P2">a<text:tab/></text:p>
      <text:p text:style-name="P2">0<text:tab/>1</text:p>
      <text:p text:style-name="P2"><text:soft-page-break/>1<text:tab/>0</text:p>
      <text:p text:style-name="P2"/>
      <text:p text:style-name="P2">Exemple : évaluation de 'il fait beau' OU (NON '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10-26T22:16:00</meta:creation-date>
    <dc:date>2008-10-26T23:37:01</dc:date>
    <meta:print-date>2008-10-26T23:35:32</meta:print-date>
    <meta:editing-cycles>10</meta:editing-cycles>
    <meta:editing-duration>PT1H21M4S</meta:editing-duration>
    <meta:user-defined meta:name="Info 1"/>
    <meta:user-defined meta:name="Info 2"/>
    <meta:user-defined meta:name="Info 3"/>
    <meta:user-defined meta:name="Info 4"/>
    <meta:document-statistic meta:table-count="0" meta:image-count="0" meta:object-count="0" meta:page-count="3" meta:paragraph-count="62" meta:word-count="691" meta:character-count="3971"/>
  </office:meta>
</office:document-meta>
</file>